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00cc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728cm" fo:min-width="7.48cm" fo:padding-top="0.177cm" fo:padding-bottom="0.177cm" fo:padding-left="0.302cm" fo:padding-right="0.302cm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solid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3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4" style:family="paragraph">
      <loext:graphic-properties draw:fill-color="#ffffff"/>
      <style:paragraph-properties fo:text-align="center"/>
      <style:text-properties fo:color="#000000" style:font-name="PT Sans" fo:font-size="12pt" fo:font-weight="bold"/>
    </style:style>
    <style:style style:name="P5" style:family="paragraph">
      <loext:graphic-properties draw:fill-color="#ff00cc"/>
      <style:paragraph-properties fo:text-align="center"/>
      <style:text-properties fo:color="#ffffff" style:font-name="PT Sans" fo:font-size="12pt" fo:font-weight="bold"/>
    </style:style>
    <style:style style:name="P6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7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PT Sans" fo:font-size="12pt" fo:font-weight="bold"/>
    </style:style>
    <style:style style:name="T2" style:family="text">
      <style:text-properties fo:color="#000000" style:font-name="PT Sans" fo:font-size="12pt" fo:font-weight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5.28cm" svg:y="1.47cm">
          <text:p text:style-name="P1"><text:span text:style-name="T1">P/I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.47cm" svg:y="5.28cm">
          <text:p text:style-name="P1"><text:span text:style-name="T1">HE−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9.09cm" svg:y="5.28cm">
          <text:p text:style-name="P1"><text:span text:style-name="T2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7.92cm" svg:y="2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2.74cm" svg:y="7.82cm">
          <text:p text:style-name="P1"><text:span text:style-name="T1">HE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27cm" svg:x="5.28cm" svg:y="5.915cm">
          <text:p text:style-name="P1"><text:span text:style-name="T2">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1.43cm" svg:height="11.43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0.815cm" svg:height="0.878cm" svg:x="1.671cm" svg:y="4.391cm">
          <draw:text-box>
            <text:p text:style-name="P9"><text:span text:style-name="T3">1</text:span></text:p>
          </draw:text-box>
        </draw:frame>
        <draw:frame draw:style-name="gr9" draw:text-style-name="P10" draw:layer="layout" svg:width="0.815cm" svg:height="0.878cm" svg:x="5.481cm" svg:y="0.581cm">
          <draw:text-box>
            <text:p text:style-name="P9"><text:span text:style-name="T3">2</text:span></text:p>
          </draw:text-box>
        </draw:frame>
        <draw:frame draw:style-name="gr10" draw:text-style-name="P10" draw:layer="layout" svg:width="0.815cm" svg:height="0.878cm" svg:x="9.344cm" svg:y="4.391cm">
          <draw:text-box>
            <text:p text:style-name="P9"><text:span text:style-name="T3">3</text:span></text:p>
          </draw:text-box>
        </draw:frame>
        <draw:circle draw:style-name="gr11" draw:text-style-name="P11" draw:layer="layout" svg:width="2.54cm" svg:height="2.54cm" svg:x="4.637cm" svg:y="10.36cm" draw:kind="arc" draw:start-angle="5.38" draw:end-angle="173.56">
          <text:p/>
        </draw:circle>
        <draw:frame draw:style-name="gr12" draw:text-style-name="P10" draw:layer="layout" svg:width="0.815cm" svg:height="0.878cm" svg:x="8.148cm" svg:y="1.724cm">
          <draw:text-box>
            <text:p text:style-name="P9"><text:span text:style-name="T3">5</text:span></text:p>
          </draw:text-box>
        </draw:frame>
        <draw:frame draw:style-name="gr13" draw:text-style-name="P10" draw:layer="layout" svg:width="0.815cm" svg:height="0.878cm" svg:x="2.941cm" svg:y="6.942cm">
          <draw:text-box>
            <text:p text:style-name="P9"><text:span text:style-name="T3">6</text:span></text:p>
          </draw:text-box>
        </draw:frame>
        <draw:frame draw:style-name="gr14" draw:text-style-name="P10" draw:layer="layout" svg:width="0.815cm" svg:height="0.878cm" svg:x="5.534cm" svg:y="5.037cm">
          <draw:text-box>
            <text:p text:style-name="P9"><text:span text:style-name="T3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83cm" fo:page-height="11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7-01-05T00:38:29.490755836</dc:date>
    <meta:editing-duration>PT45M5S</meta:editing-duration>
    <meta:editing-cycles>26</meta:editing-cycles>
    <meta:generator>LibreOffice/5.2.2.2$Linux_X86_64 LibreOffice_project/20m0$Build-2</meta:generator>
    <meta:document-statistic meta:object-count="14"/>
  </office:meta>
</office:document-meta>
</file>